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9.0134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4.1091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1.0953in" fo:break-before="auto" style:use-optimal-row-height="fals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1.1398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8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93" style:family="table-cell" style:parent-style-name="Default">
      <style:text-properties style:text-line-through-style="solid" style:text-line-through-type="single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46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none" style:font-name-asian="Roboto" style:font-name-complex="Roboto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line-through-type="single"/>
    </style:style>
    <style:style style:name="T10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Parks and Recreation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Parks and Recreation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Parks and Recreation</text:p>
          </table:table-cell>
          <table:table-cell table:style-name="Default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style-name="ce216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0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ce226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5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0" office:value-type="string" calcext:value-type="string">
            <text:p>Deus Ex</text:p>
          </table:table-cell>
          <table:table-cell table:style-name="ce212" office:value-type="string" calcext:value-type="string">
            <text:p><text:span text:style-name="T6">Hacknet</text:span></text:p>
            <text:p><text:span text:style-name="T7">Hitman GO</text:span></text:p>
            <text:p><text:span text:style-name="T7">Splinter Cell: Pandora Tomorrow</text:span></text:p>
            <text:p><text:span text:style-name="T7">Stories Untold</text:span></text:p>
            <text:p><text:span text:style-name="T8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34" table:default-cell-style-name="ce207"/>
        <table:table-column table:style-name="co7" table:default-cell-style-name="ce207"/>
        <table:table-column table:style-name="co35" table:default-cell-style-name="ce207"/>
        <table:table-column table:style-name="co36" table:number-columns-repeated="5" table:default-cell-style-name="ce207"/>
        <table:table-column table:style-name="co37" table:default-cell-style-name="Default"/>
        <table:table-column table:style-name="co38" table:default-cell-style-name="Default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" table:number-columns-repeated="2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6" table:default-cell-style-name="ce207"/>
        <table:table-column table:style-name="co47" table:number-columns-repeated="2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207"/>
        <table:table-column table:style-name="co4" table:number-columns-repeated="3" table:default-cell-style-name="ce207"/>
        <table:table-column table:style-name="co57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number-columns-repeated="941" table:default-cell-style-name="ce207"/>
        <table:table-row table:style-name="ro5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7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Hannibal</text:span></text:p>
            <text:p><text:span text:style-name="T16">Fargo</text:span></text:p>
          </table:table-cell>
          <table:table-cell table:style-name="Default" table:number-columns-repeated="3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9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7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 table:number-columns-repeated="7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33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1">В предыдущих сериях</text:span></text:p>
            <text:p><text:span text:style-name="T6">Крупным планом</text:span></text:p>
            <text:p><text:span text:style-name="T6">Через вселенные</text:span></text:p>
            <text:p><text:span text:style-name="T6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3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9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9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9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9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9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/>
          <table:table-cell table:style-name="ce298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9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9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9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7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9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9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/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9">Super Bunnyhop</text:span></text:p>
            <text:p><text:span text:style-name="T19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9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 table:number-columns-repeated="6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9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7">Jedi Knight: Jedi Academy</text:span></text:p>
            <text:p><text:span text:style-name="T7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9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8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85" office:value-type="string" calcext:value-type="string">
            <text:p>Enter the Drago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9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8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9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2"/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8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85" office:value-type="string" calcext:value-type="string">
            <text:p>Evil Dead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85" office:value-type="string" calcext:value-type="string">
            <text:p>The Karate Kid Part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 table:number-columns-repeated="7"/>
          <table:table-cell table:number-columns-repeated="2"/>
          <table:table-cell table:style-name="ce143" office:value-type="string" calcext:value-type="string">
            <text:p>Team Fortress 2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6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/>
            <text:p><text:span text:style-name="T9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9">The West Wing</text:span>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7">
          <table:table-cell table:style-name="ce229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7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88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  <text:p><text:span text:style-name="T10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6">Design Patterns</text:span></text:p>
            <text:p><text:span text:style-name="T6">Thinking in Java</text:span></text:p>
            <text:p><text:span text:style-name="T6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85" office:value-type="string" calcext:value-type="string">
            <text:p>Beauty and the Beas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6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29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10">Algorithms: part 2: week 2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1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3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3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5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10">Algorithms: part 2: week 4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1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3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3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5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10">Algorithms: part 2: week 6</text:span></text:p>
            <text:p><text:span text:style-name="T6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1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3">Grammar Way: Grammarway 4: Progress Test 3 (Units 5-6)</text:span></text:p>
            <text:p><text:span text:style-name="T13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3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3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5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1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6">Design Patterns</text:span></text:p>
            <text:p><text:span text:style-name="T6">Thinking in Java</text:span></text:p>
            <text:p><text:span text:style-name="T6">Test-Driven Web Development with Python</text:span></text:p>
            <text:p><text:span text:style-name="T6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3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5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Army of Darknes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6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2">Pro Git</text:span></text:p>
            <text:p><text:span text:style-name="T12">App 1: BaseOfGames</text:span></text:p>
            <text:p><text:span text:style-name="T12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3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3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5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88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2">Pro Git</text:span></text:p>
            <text:p><text:span text:style-name="T12">App 1: BaseOfGames</text:span></text:p>
            <text:p><text:span text:style-name="T12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3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3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5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85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1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2">Pro Git</text:span></text:p>
            <text:p><text:span text:style-name="T12">App 1: BaseOfGames</text:span></text:p>
            <text:p><text:span text:style-name="T12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3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3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5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6">Test-Driven Web Development with Python</text:span></text:p>
            <text:p><text:span text:style-name="T6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2">Pro Git</text:span></text:p>
            <text:p><text:span text:style-name="T12">App 1: BaseOfGames</text:span></text:p>
            <text:p><text:span text:style-name="T12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3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3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3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5">Basic Data Structures (Stack, Queue, List)</text:span></text:p>
            <text:p><text:span text:style-name="T15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"1984"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6">Chess Fundamentals: Chapter 4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6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5">C: lvalue and rvalue (?)</text:span></text:p>
            <text:p><text:span text:style-name="T15">C: standards</text:span></text:p>
            <text:p><text:span text:style-name="T15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4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5">C: lvalue and rvalue (?)</text:span></text:p>
            <text:p><text:span text:style-name="T15">C: standards</text:span></text:p>
            <text:p><text:span text:style-name="T15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5">C: lvalue and rvalue (?)</text:span></text:p>
            <text:p><text:span text:style-name="T15">C: standards</text:span></text:p>
            <text:p><text:span text:style-name="T15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5">C: lvalue and rvalue (?)</text:span></text:p>
            <text:p><text:span text:style-name="T15">C: standards</text:span></text:p>
            <text:p><text:span text:style-name="T15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1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Chapter 5</text:p>
            <text:p><text:span text:style-name="T6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6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Анна Каренина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6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6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6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8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6">Frankenstein</text:span></text:p>
            <text:p><text:span text:style-name="T6">The Sonnets</text:span></text:p>
          </table:table-cell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6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88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/>
          <table:table-cell table:style-name="ce236"/>
          <table:table-cell table:style-name="ce133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6">The Sonnets</text:span></text:p>
          </table:table-cell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6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/>
          <table:table-cell table:style-name="Default"/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3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Y55:.AB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/>
          <table:table-cell table:style-name="ce253" office:value-type="string" calcext:value-type="string">
            <text:p>My System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6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Y56:.Y70])" office:value-type="float" office:value="15" calcext:value-type="float">
            <text:p>15</text:p>
          </table:table-cell>
          <table:table-cell table:style-name="Default" table:formula="of:=COUNTA([.Z56:.Z70])" office:value-type="float" office:value="8" calcext:value-type="float">
            <text:p>8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 (<text:span text:style-name="T9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112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9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88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96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85" office:value-type="string" calcext:value-type="string">
            <text:p>Assault on Precinct 13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85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Mob Psycho 2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8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85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Parks and Recreation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6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9">3, </text:span>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51" office:value-type="string" calcext:value-type="string">
            <text:p>Invent Your Own Computer Games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46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16" table:style-name="ce233" office:value-type="string" calcext:value-type="string">
            <text:p>~</text:p>
          </table:table-cell>
          <table:table-cell table:style-name="ce233"/>
          <table:table-cell table:number-columns-repeated="18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2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7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3">Chrono Trigger | </text:span><text:span text:style-name="T18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Darkwatch</text:p>
          </table:table-cell>
          <table:table-cell table:style-name="ce236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3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88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79" office:value-type="string" calcext:value-type="string">
            <office:annotation draw:style-name="gr2" draw:text-style-name="P3" svg:width="1.1413in" svg:height="1.1043in" svg:x="66.1575in" svg:y="51.6362in" draw:caption-point-x="-0.2402in" draw:caption-point-y="0.8445in">
              <dc:date>2021-05-18T00:00:00</dc:date>
              <text:p text:style-name="P2"><text:span text:style-name="T1">Bold means </text:span></text:p>
              <text:p text:style-name="P2"><text:span text:style-name="T1">Saturn Award </text:span><text:span text:style-name="T1">nominee “Best </text:span><text:span text:style-name="T1">DVD/Blu-Ray </text:span><text:span text:style-name="T1">Collection” </text:span><text:span text:style-name="T1">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88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1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21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Macbeth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21"/>
          <table:table-cell office:value-type="string" calcext:value-type="string">
            <text:p>Dario Argent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L'uccello dalle piume di cristall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Big Heat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other!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88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Assault on Precinct 13</text:p>
          </table:table-cell>
          <table:table-cell table:style-name="ce93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É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Ensayo de un crime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10">
          <table:table-cell table:number-columns-repeated="21"/>
          <table:table-cell table:style-name="Default"/>
          <table:table-cell table:number-columns-repeated="1000"/>
        </table:table-row>
        <table:table-row table:style-name="ro3" table:number-rows-repeated="1048152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1" table:target-range-address="Calendar_of_tasks.AJ109:Calendar_of_tasks.AJ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6:06:20.332537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21T17:00:53.108774982</dc:date>
    <meta:editing-cycles>221</meta:editing-cycles>
    <meta:editing-duration>P4DT5H42M9S</meta:editing-duration>
    <meta:document-statistic meta:table-count="2" meta:cell-count="3024" meta:object-count="1"/>
  </office:meta>
</office:document-meta>
</file>